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28)">
            <text:p>sn(28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716cm" draw:caption-point-x="-0.61cm" draw:caption-point-y="1.367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נָּה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*na:</text:p>
          </table:table-cell>
          <table:table-cell table:style-name="ce10"/>
          <table:table-cell table:style-name="ce12" office:value-type="date" office:date-value="2020-02-02T10:46:14.37">
            <text:p>20/02/02 10:46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1">
            <text:p>3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2">
            <text:p>3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3">
            <text:p>3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4">
            <text:p>3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2-02T10:46:20.37">
            <text:p>2020/2/2 10:46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range_id" table:target-range-address="Sheet1.B2:Sheet1.B35" table:on-update-keep-styles="true" table:on-update-keep-size="false"/>
        <table:database-range table:name="range_type" table:target-range-address="Sheet1.G2:Sheet1.G35" table:on-update-keep-styles="true" table:on-update-keep-size="false"/>
        <table:database-range table:target-range-address="Sheet1.A2:Sheet1.I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2">2020/02/02</text:date>, <text:time>10:46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2-02T10:46:21.27</dc:date>
    <dc:creator>iwabuchi ken</dc:creator>
    <meta:editing-duration>PT14H24M45S</meta:editing-duration>
    <meta:editing-cycles>43</meta:editing-cycles>
    <meta:generator>OpenOffice/4.1.3$Win32 OpenOffice.org_project/413m1$Build-9783</meta:generator>
    <meta:document-statistic meta:table-count="1" meta:cell-count="233" meta:object-count="0"/>
    <meta:user-defined meta:name="sheets-banding"/>
    <meta:user-defined meta:name="sheets-original-selection"/>
  </office:meta>
</office:document-meta>
</file>